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loext:opacity="100%" style:font-name="Georgia" fo:font-size="13pt" fo:font-weight="bold" style:font-size-asian="13pt" style:font-weight-asian="bold"/>
    </style:style>
    <style:style style:name="P2" style:family="paragraph" style:parent-style-name="Standard">
      <style:text-properties fo:color="#000000" loext:opacity="100%" style:font-name="Georgia" fo:font-size="13pt" fo:font-weight="normal" officeooo:rsid="00703b19" officeooo:paragraph-rsid="0037dac6" style:font-size-asian="13pt" style:font-weight-asian="normal" style:font-weight-complex="normal"/>
    </style:style>
    <style:style style:name="P3" style:family="paragraph" style:parent-style-name="Standard">
      <style:text-properties fo:color="#000000" loext:opacity="100%" style:font-name="Georgia" fo:font-size="11pt" fo:font-weight="bold" officeooo:paragraph-rsid="002170b7" style:font-size-asian="11pt" style:font-weight-asian="bold" style:font-size-complex="11pt"/>
    </style:style>
    <style:style style:name="P4" style:family="paragraph" style:parent-style-name="Standard">
      <style:text-properties fo:color="#000000" loext:opacity="100%" style:font-name="Georgia" fo:font-size="11pt" fo:font-weight="bold" officeooo:rsid="0037d2b0" officeooo:paragraph-rsid="0037d2b0" style:font-size-asian="11pt" style:font-weight-asian="bold" style:font-size-complex="11pt"/>
    </style:style>
    <style:style style:name="P5" style:family="paragraph" style:parent-style-name="Standard">
      <style:text-properties fo:color="#000000" loext:opacity="100%" style:font-name="Georgia" fo:font-size="11pt" fo:font-weight="bold" officeooo:rsid="0026a2dc" officeooo:paragraph-rsid="0031ff1d" style:font-size-asian="11pt" style:font-weight-asian="bold" style:font-size-complex="11pt"/>
    </style:style>
    <style:style style:name="P6" style:family="paragraph" style:parent-style-name="Standard">
      <style:text-properties fo:color="#000000" loext:opacity="100%" style:font-name="Georgia" fo:font-size="11pt" fo:font-weight="bold" officeooo:rsid="005ec520" officeooo:paragraph-rsid="005ec520" style:font-size-asian="11pt" style:font-weight-asian="bold" style:font-size-complex="11pt"/>
    </style:style>
    <style:style style:name="P7" style:family="paragraph" style:parent-style-name="Standard">
      <style:text-properties fo:color="#000000" loext:opacity="100%" style:font-name="Georgia" fo:font-size="11pt" fo:font-weight="normal" officeooo:rsid="002170b7" officeooo:paragraph-rsid="002170b7" style:font-size-asian="11pt" style:font-weight-asian="normal" style:font-size-complex="11pt" style:font-weight-complex="normal"/>
    </style:style>
    <style:style style:name="P8" style:family="paragraph" style:parent-style-name="Standard">
      <style:text-properties fo:color="#000000" loext:opacity="100%" style:font-name="Georgia" fo:font-size="11pt" fo:font-weight="normal" officeooo:rsid="0039e373" officeooo:paragraph-rsid="003c0081" style:font-size-asian="11pt" style:font-weight-asian="normal" style:font-size-complex="11pt" style:font-weight-complex="normal"/>
    </style:style>
    <style:style style:name="P9" style:family="paragraph" style:parent-style-name="Standard">
      <style:text-properties fo:color="#000000" loext:opacity="100%" style:font-name="Georgia" fo:font-size="11pt" fo:font-weight="normal" officeooo:rsid="004a4849" officeooo:paragraph-rsid="002170b7" style:font-size-asian="11pt" style:font-weight-asian="normal" style:font-size-complex="11pt" style:font-weight-complex="normal"/>
    </style:style>
    <style:style style:name="P10" style:family="paragraph" style:parent-style-name="Standard">
      <style:text-properties fo:color="#000000" loext:opacity="100%" style:font-name="Georgia" fo:font-size="11pt" fo:font-weight="normal" officeooo:rsid="004a4849" officeooo:paragraph-rsid="004a4849" style:font-size-asian="11pt" style:font-weight-asian="normal" style:font-size-complex="11pt" style:font-weight-complex="normal"/>
    </style:style>
    <style:style style:name="P11" style:family="paragraph" style:parent-style-name="Standard">
      <style:text-properties fo:color="#000000" loext:opacity="100%" style:font-name="Georgia" fo:font-size="11pt" fo:font-weight="normal" officeooo:rsid="0052a83d" officeooo:paragraph-rsid="0052a83d" style:font-size-asian="11pt" style:font-weight-asian="normal" style:font-size-complex="11pt" style:font-weight-complex="normal"/>
    </style:style>
    <style:style style:name="P12" style:family="paragraph" style:parent-style-name="Standard">
      <style:text-properties fo:color="#000000" loext:opacity="100%" style:font-name="Georgia" fo:font-size="11pt" fo:font-weight="normal" officeooo:rsid="006e3267" officeooo:paragraph-rsid="006e3267" style:font-size-asian="11pt" style:font-weight-asian="normal" style:font-size-complex="11pt" style:font-weight-complex="normal"/>
    </style:style>
    <style:style style:name="P13" style:family="paragraph" style:parent-style-name="Standard">
      <style:text-properties fo:color="#000000" loext:opacity="100%" style:font-name="Georgia" fo:font-size="11pt" fo:font-weight="normal" officeooo:rsid="006ffbd2" officeooo:paragraph-rsid="006ffbd2" style:font-size-asian="11pt" style:font-weight-asian="normal" style:font-size-complex="11pt" style:font-weight-complex="normal"/>
    </style:style>
    <style:style style:name="P14" style:family="paragraph" style:parent-style-name="Standard">
      <style:text-properties fo:color="#000000" loext:opacity="100%" style:font-name="Georgia" fo:font-size="11pt" fo:font-weight="normal" officeooo:rsid="00228fcc" officeooo:paragraph-rsid="002170b7" style:font-size-asian="11pt" style:font-weight-asian="normal" style:font-size-complex="11pt" style:font-weight-complex="normal"/>
    </style:style>
    <style:style style:name="P15" style:family="paragraph" style:parent-style-name="Standard">
      <style:text-properties fo:color="#000000" loext:opacity="100%" style:font-name="Georgia" fo:font-size="11pt" fo:font-weight="normal" officeooo:rsid="00721eba" officeooo:paragraph-rsid="00721eba" style:font-size-asian="11pt" style:font-weight-asian="normal" style:font-size-complex="11pt" style:font-weight-complex="normal"/>
    </style:style>
    <style:style style:name="P16" style:family="paragraph" style:parent-style-name="Standard">
      <style:text-properties fo:color="#000000" loext:opacity="100%" style:font-name="Georgia" fo:font-size="11pt" fo:font-weight="normal" officeooo:rsid="005c98ec" officeooo:paragraph-rsid="005c98ec" style:font-size-asian="11pt" style:font-weight-asian="normal" style:font-size-complex="11pt" style:font-weight-complex="normal"/>
    </style:style>
    <style:style style:name="P17" style:family="paragraph" style:parent-style-name="Standard">
      <style:text-properties fo:color="#000000" loext:opacity="100%" style:font-name="Georgia" fo:font-size="11pt" fo:font-weight="normal" officeooo:rsid="005c98ec" officeooo:paragraph-rsid="005df368" style:font-size-asian="11pt" style:font-weight-asian="normal" style:font-size-complex="11pt"/>
    </style:style>
    <style:style style:name="P18" style:family="paragraph" style:parent-style-name="Standard">
      <style:text-properties fo:color="#000000" loext:opacity="100%" style:font-name="Georgia" fo:font-size="11pt" fo:font-weight="normal" officeooo:paragraph-rsid="003c0081" style:font-size-asian="11pt" style:font-weight-asian="normal"/>
    </style:style>
    <style:style style:name="P19" style:family="paragraph" style:parent-style-name="Standard">
      <style:text-properties fo:color="#000000" loext:opacity="100%" style:font-name="Georgia" fo:font-size="11pt" fo:language="en" fo:country="US" fo:font-weight="normal" officeooo:rsid="00252cb4" officeooo:paragraph-rsid="002170b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 style:family="paragraph" style:parent-style-name="Standard">
      <style:text-properties fo:color="#000000" loext:opacity="100%" style:font-name="Georgia" fo:font-size="11pt" fo:language="en" fo:country="US" fo:font-weight="normal" officeooo:rsid="0031ff1d" officeooo:paragraph-rsid="0031ff1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1" style:family="paragraph" style:parent-style-name="Standard">
      <style:text-properties fo:color="#000000" loext:opacity="100%" style:font-name="Georgia" fo:font-size="11pt" fo:language="en" fo:country="US" fo:font-weight="normal" officeooo:rsid="0037d2b0" officeooo:paragraph-rsid="0037d2b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2" style:family="paragraph" style:parent-style-name="Standard">
      <style:text-properties fo:color="#000000" loext:opacity="100%" style:font-name="Georgia" fo:font-size="11pt" fo:language="en" fo:country="US" fo:font-weight="normal" officeooo:rsid="0039e373" officeooo:paragraph-rsid="003c008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3" style:family="paragraph" style:parent-style-name="Standard">
      <style:text-properties fo:color="#000000" loext:opacity="100%" style:font-name="Georgia" fo:font-size="11pt" fo:language="en" fo:country="US" fo:font-weight="normal" officeooo:rsid="0067f343" officeooo:paragraph-rsid="003c008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4" style:family="paragraph" style:parent-style-name="Standard">
      <style:text-properties fo:color="#000000" loext:opacity="100%" style:font-name="Georgia" fo:font-weight="normal" officeooo:rsid="00202dc6" officeooo:paragraph-rsid="002170b7" style:font-weight-asian="normal" style:font-weight-complex="normal"/>
    </style:style>
    <style:style style:name="P25" style:family="paragraph" style:parent-style-name="Standard">
      <style:text-properties fo:color="#000000" loext:opacity="100%" officeooo:rsid="00202dc6" officeooo:paragraph-rsid="002170b7"/>
    </style:style>
    <style:style style:name="P26" style:family="paragraph" style:parent-style-name="Standard">
      <style:text-properties fo:color="#000000" loext:opacity="100%" fo:font-size="11pt" officeooo:paragraph-rsid="002170b7" style:font-size-asian="11pt" style:font-size-complex="11pt"/>
    </style:style>
    <style:style style:name="P27" style:family="paragraph" style:parent-style-name="Standard">
      <style:text-properties style:font-name="Georgia" fo:font-weight="normal" officeooo:rsid="00703b19" officeooo:paragraph-rsid="0037dac6" style:font-weight-asian="normal" style:font-weight-complex="normal"/>
    </style:style>
    <style:style style:name="P28" style:family="paragraph" style:parent-style-name="Standard" style:master-page-name="Standard">
      <style:paragraph-properties style:page-number="auto"/>
      <style:text-properties fo:color="#000000" loext:opacity="100%" style:font-name="Georgia" fo:font-size="13pt" fo:font-weight="bold" style:font-size-asian="13pt" style:font-weight-asian="bold"/>
    </style:style>
    <style:style style:name="T1" style:family="text">
      <style:text-properties style:font-name="Georgia" fo:font-weight="bold" officeooo:rsid="001f6297" style:font-weight-asian="bold" style:font-weight-complex="bold"/>
    </style:style>
    <style:style style:name="T2" style:family="text">
      <style:text-properties style:font-name="Georgia" fo:font-weight="bold" officeooo:rsid="0044d6c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style:font-name="Georgia" fo:font-weight="normal" officeooo:rsid="001f6297" style:font-weight-asian="normal" style:font-weight-complex="normal"/>
    </style:style>
    <style:style style:name="T5" style:family="text">
      <style:text-properties style:font-name="Georgia" fo:font-weight="normal" officeooo:rsid="0026a2dc" style:font-weight-asian="normal" style:font-weight-complex="normal"/>
    </style:style>
    <style:style style:name="T6" style:family="text">
      <style:text-properties style:font-name="Georgia" fo:font-weight="normal" officeooo:rsid="0044d6cd" style:font-weight-asian="normal" style:font-weight-complex="normal"/>
    </style:style>
    <style:style style:name="T7" style:family="text">
      <style:text-properties style:font-name="Georgia" fo:font-weight="normal" officeooo:rsid="0054ab28" style:font-weight-asian="normal" style:font-weight-complex="normal"/>
    </style:style>
    <style:style style:name="T8" style:family="text">
      <style:text-properties style:font-name="Georgia" fo:font-weight="normal" officeooo:rsid="005ec520" style:font-weight-asian="normal" style:font-weight-complex="normal"/>
    </style:style>
    <style:style style:name="T9" style:family="text">
      <style:text-properties style:font-name="Georgia"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 style:family="text">
      <style:text-properties style:font-name="Georgia" fo:language="en" fo:country="US" fo:font-weight="normal" officeooo:rsid="0044d6cd" style:letter-kerning="false" style:font-name-asian="Calibri1" style:language-asian="en" style:country-asian="US" style:font-weight-asian="normal" style:font-name-complex="DejaVu Sans" style:language-complex="ar" style:country-complex="SA" style:font-weight-complex="normal"/>
    </style:style>
    <style:style style:name="T11" style:family="text">
      <style:text-properties style:text-position="super 58%" style:font-name="Georgia" fo:font-weight="normal" officeooo:rsid="001f6297" style:font-weight-asian="normal" style:font-weight-complex="normal"/>
    </style:style>
    <style:style style:name="T12" style:family="text">
      <style:text-properties fo:language="en" fo:country="US" officeooo:rsid="004308e1" style:letter-kerning="false" style:font-name-asian="Calibri1" style:language-asian="en" style:country-asian="US" style:font-name-complex="DejaVu Sans" style:font-size-complex="11pt" style:language-complex="ar" style:country-complex="SA"/>
    </style:style>
    <style:style style:name="T13" style:family="text">
      <style:text-properties fo:language="en" fo:country="US" officeooo:rsid="0039e373" style:letter-kerning="false" style:font-name-asian="Calibri1" style:language-asian="en" style:country-asian="US" style:font-name-complex="DejaVu Sans" style:font-size-complex="11pt" style:language-complex="ar" style:country-complex="SA" style:font-weight-complex="normal"/>
    </style:style>
    <style:style style:name="T14" style:family="text">
      <style:text-properties fo:language="en" fo:country="US" officeooo:rsid="006684c2" style:letter-kerning="false" style:font-name-asian="Calibri1" style:language-asian="en" style:country-asian="US" style:font-name-complex="DejaVu Sans" style:font-size-complex="11pt" style:language-complex="ar" style:country-complex="SA" style:font-weight-complex="normal"/>
    </style:style>
    <style:style style:name="T15" style:family="text">
      <style:text-properties fo:language="en" fo:country="US" officeooo:rsid="0067f343" style:letter-kerning="false" style:font-name-asian="Calibri1" style:language-asian="en" style:country-asian="US" style:font-name-complex="DejaVu Sans" style:font-size-complex="11pt" style:language-complex="ar" style:country-complex="SA" style:font-weight-complex="normal"/>
    </style:style>
    <style:style style:name="T16" style:family="text">
      <style:text-properties fo:language="en" fo:country="US" officeooo:rsid="00776d7a" style:letter-kerning="false" style:font-name-asian="Calibri1" style:language-asian="en" style:country-asian="US" style:font-name-complex="DejaVu Sans" style:font-size-complex="11pt" style:language-complex="ar" style:country-complex="SA" style:font-weight-complex="normal"/>
    </style:style>
    <style:style style:name="T17" style:family="text">
      <style:text-properties fo:language="en" fo:country="US" officeooo:rsid="0069c657" style:letter-kerning="false" style:font-name-asian="Calibri1" style:language-asian="en" style:country-asian="US" style:font-name-complex="DejaVu Sans" style:font-size-complex="11pt" style:language-complex="ar" style:country-complex="SA"/>
    </style:style>
    <style:style style:name="T18" style:family="text">
      <style:text-properties fo:language="en" fo:country="US" style:letter-kerning="false" style:font-name-asian="Calibri1" style:language-asian="en" style:country-asian="US" style:font-name-complex="DejaVu Sans" style:language-complex="ar" style:country-complex="SA"/>
    </style:style>
    <style:style style:name="T19" style:family="text">
      <style:text-properties fo:language="en" fo:country="US" officeooo:rsid="00252cb4" style:letter-kerning="false" style:font-name-asian="Calibri1" style:language-asian="en" style:country-asian="US" style:font-name-complex="DejaVu Sans" style:language-complex="ar" style:country-complex="SA" style:font-weight-complex="normal"/>
    </style:style>
    <style:style style:name="T20" style:family="text">
      <style:text-properties fo:language="en" fo:country="US" officeooo:rsid="005df368" style:letter-kerning="false" style:font-name-asian="Calibri1" style:language-asian="en" style:country-asian="US" style:font-name-complex="DejaVu Sans" style:language-complex="ar" style:country-complex="SA" style:font-weight-complex="normal"/>
    </style:style>
    <style:style style:name="T21" style:family="text">
      <style:text-properties fo:language="en" fo:country="US" officeooo:rsid="00721eba" style:letter-kerning="false" style:font-name-asian="Calibri1" style:language-asian="en" style:country-asian="US" style:font-name-complex="DejaVu Sans" style:language-complex="ar" style:country-complex="SA" style:font-weight-complex="normal"/>
    </style:style>
    <style:style style:name="T22" style:family="text">
      <style:text-properties fo:language="en" fo:country="US" officeooo:rsid="0075ab41" style:letter-kerning="false" style:font-name-asian="Calibri1" style:language-asian="en" style:country-asian="US" style:font-name-complex="DejaVu Sans" style:language-complex="ar" style:country-complex="SA" style:font-weight-complex="normal"/>
    </style:style>
    <style:style style:name="T23" style:family="text">
      <style:text-properties fo:language="en" fo:country="US" officeooo:rsid="00641c0f" style:letter-kerning="false" style:font-name-asian="Calibri1" style:language-asian="en" style:country-asian="US" style:font-name-complex="DejaVu Sans" style:language-complex="ar" style:country-complex="SA"/>
    </style:style>
    <style:style style:name="T24" style:family="text">
      <style:text-properties fo:language="en" fo:country="US" officeooo:rsid="0069c657" style:letter-kerning="false" style:font-name-asian="Calibri1" style:language-asian="en" style:country-asian="US" style:font-name-complex="DejaVu Sans" style:language-complex="ar" style:country-complex="SA"/>
    </style:style>
    <style:style style:name="T25" style:family="text">
      <style:text-properties fo:language="en" fo:country="US" officeooo:rsid="00776d7a" style:letter-kerning="false" style:font-name-asian="Calibri1" style:language-asian="en" style:country-asian="US" style:font-name-complex="DejaVu Sans" style:language-complex="ar" style:country-complex="SA"/>
    </style:style>
    <style:style style:name="T26" style:family="text">
      <style:text-properties fo:language="en" fo:country="US" fo:font-weight="normal" style:letter-kerning="false" style:font-name-asian="Calibri1" style:language-asian="en" style:country-asian="US" style:font-weight-asian="normal" style:font-name-complex="DejaVu Sans" style:language-complex="ar" style:country-complex="SA" style:font-weight-complex="normal"/>
    </style:style>
    <style:style style:name="T27" style:family="text">
      <style:text-properties fo:language="en" fo:country="US" fo:font-weight="normal" officeooo:rsid="002fa18b" style:letter-kerning="false" style:font-name-asian="Calibri1" style:language-asian="en" style:country-asian="US" style:font-weight-asian="normal" style:font-name-complex="DejaVu Sans" style:language-complex="ar" style:country-complex="SA" style:font-weight-complex="normal"/>
    </style:style>
    <style:style style:name="T28" style:family="text">
      <style:text-properties fo:language="en" fo:country="US" fo:font-weight="normal" officeooo:rsid="003115f1" style:letter-kerning="false" style:font-name-asian="Calibri1" style:language-asian="en" style:country-asian="US" style:font-weight-asian="normal" style:font-name-complex="DejaVu Sans" style:language-complex="ar" style:country-complex="SA" style:font-weight-complex="normal"/>
    </style:style>
    <style:style style:name="T29" style:family="text">
      <style:text-properties fo:language="en" fo:country="US" fo:font-weight="normal" officeooo:rsid="0031ff1d" style:letter-kerning="false" style:font-name-asian="Calibri1" style:language-asian="en" style:country-asian="US" style:font-weight-asian="normal" style:font-name-complex="DejaVu Sans" style:language-complex="ar" style:country-complex="SA" style:font-weight-complex="normal"/>
    </style:style>
    <style:style style:name="T30" style:family="text">
      <style:text-properties fo:language="en" fo:country="US" fo:font-weight="normal" officeooo:rsid="00344c83" style:letter-kerning="false" style:font-name-asian="Calibri1" style:language-asian="en" style:country-asian="US" style:font-weight-asian="normal" style:font-name-complex="DejaVu Sans" style:language-complex="ar" style:country-complex="SA" style:font-weight-complex="normal"/>
    </style:style>
    <style:style style:name="T31" style:family="text">
      <style:text-properties fo:language="en" fo:country="US" fo:font-weight="normal" officeooo:rsid="0037dac6" style:letter-kerning="false" style:font-name-asian="Calibri1" style:language-asian="en" style:country-asian="US" style:font-weight-asian="normal" style:font-name-complex="DejaVu Sans" style:language-complex="ar" style:country-complex="SA" style:font-weight-complex="normal"/>
    </style:style>
    <style:style style:name="T32" style:family="text">
      <style:text-properties fo:language="en" fo:country="US" fo:font-weight="normal" officeooo:rsid="0045fed9" style:letter-kerning="false" style:font-name-asian="Calibri1" style:language-asian="en" style:country-asian="US" style:font-weight-asian="normal" style:font-name-complex="DejaVu Sans" style:language-complex="ar" style:country-complex="SA" style:font-weight-complex="normal"/>
    </style:style>
    <style:style style:name="T33" style:family="text">
      <style:text-properties fo:language="en" fo:country="US" fo:font-weight="normal" officeooo:rsid="005d79ce" style:letter-kerning="false" style:font-name-asian="Calibri1" style:language-asian="en" style:country-asian="US" style:font-weight-asian="normal" style:font-name-complex="DejaVu Sans" style:language-complex="ar" style:country-complex="SA" style:font-weight-complex="normal"/>
    </style:style>
    <style:style style:name="T34" style:family="text">
      <style:text-properties fo:language="en" fo:country="US" fo:font-weight="normal" officeooo:rsid="00762e1e" style:letter-kerning="false" style:font-name-asian="Calibri1" style:language-asian="en" style:country-asian="US" style:font-weight-asian="normal" style:font-name-complex="DejaVu Sans" style:language-complex="ar" style:country-complex="SA" style:font-weight-complex="normal"/>
    </style:style>
    <style:style style:name="T35" style:family="text">
      <style:text-properties fo:font-weight="normal" officeooo:rsid="001f6297" style:font-weight-asian="normal" style:font-weight-complex="normal"/>
    </style:style>
    <style:style style:name="T36" style:family="text">
      <style:text-properties fo:font-weight="normal" officeooo:rsid="002000b4" style:font-weight-asian="normal" style:font-weight-complex="normal"/>
    </style:style>
    <style:style style:name="T37" style:family="text">
      <style:text-properties officeooo:rsid="002000b4" style:font-weight-complex="bold"/>
    </style:style>
    <style:style style:name="T38" style:family="text">
      <style:text-properties fo:font-size="12pt"/>
    </style:style>
    <style:style style:name="T39" style:family="text">
      <style:text-properties fo:font-size="12pt" officeooo:rsid="00722b77"/>
    </style:style>
    <style:style style:name="T40" style:family="text">
      <style:text-properties fo:font-size="12pt" officeooo:rsid="0073f4c6"/>
    </style:style>
    <style:style style:name="T41" style:family="text">
      <style:text-properties fo:font-size="12pt" officeooo:rsid="008e58f1"/>
    </style:style>
    <style:style style:name="T42" style:family="text">
      <style:text-properties officeooo:rsid="004b9694"/>
    </style:style>
    <style:style style:name="T43" style:family="text">
      <style:text-properties officeooo:rsid="004c9521"/>
    </style:style>
    <style:style style:name="T44" style:family="text">
      <style:text-properties officeooo:rsid="0050a877"/>
    </style:style>
    <style:style style:name="T45" style:family="text">
      <style:text-properties officeooo:rsid="0054ab28"/>
    </style:style>
    <style:style style:name="T46" style:family="text">
      <style:text-properties style:font-weight-complex="normal"/>
    </style:style>
    <style:style style:name="T47" style:family="text">
      <style:text-properties officeooo:rsid="005d79ce" style:font-weight-complex="normal"/>
    </style:style>
    <style:style style:name="T48" style:family="text">
      <style:text-properties officeooo:rsid="00659caf" style:font-weight-complex="normal"/>
    </style:style>
    <style:style style:name="T49" style:family="text">
      <style:text-properties officeooo:rsid="0075ab41" style:font-weight-complex="normal"/>
    </style:style>
    <style:style style:name="T50" style:family="text">
      <style:text-properties officeooo:rsid="00641c0f"/>
    </style:style>
    <style:style style:name="T51" style:family="text">
      <style:text-properties officeooo:rsid="0069c657"/>
    </style:style>
    <style:style style:name="T52" style:family="text">
      <style:text-properties officeooo:rsid="006b3260"/>
    </style:style>
    <style:style style:name="T53" style:family="text">
      <style:text-properties officeooo:rsid="006e3f25"/>
    </style:style>
    <style:style style:name="T54" style:family="text">
      <style:text-properties officeooo:rsid="006ff77f"/>
    </style:style>
    <style:style style:name="T55" style:family="text">
      <style:text-properties officeooo:rsid="00711a30"/>
    </style:style>
    <style:style style:name="T56" style:family="text">
      <style:text-properties officeooo:rsid="00776d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Ethnography</text:p>
      <text:p text:style-name="P1"><text:span text:style-name="T17">Omanusians</text:span><text:span text:style-name="T12"> of </text:span><text:span text:style-name="T17">Omanusia</text:span>; <text:span text:style-name="T12">40k</text:span> BBT</text:p>
      <text:p text:style-name="P1"/>
      <text:p text:style-name="P8"><text:span text:style-name="T25">Omanusian</text:span><text:span text:style-name="T18"> summary:</text:span></text:p>
      <text:p text:style-name="P22">-<text:span text:style-name="T50">Bronze-Age</text:span> coastal cities connected by maritime and inland trade routes</text:p>
      <text:p text:style-name="P22">-Distributed, polytheistic and ancestor-worship religious practices. <text:span text:style-name="T56">Hundreds of different deities for many wide-ranging worship practices.</text:span></text:p>
      <text:p text:style-name="P18"><text:span text:style-name="T13">-</text:span><text:span text:style-name="T16">Theocratic autocracy. Omanusian cities and kingdoms are headed by god-kings with statuses just below deities.</text:span></text:p>
      <text:p text:style-name="P18"><text:span text:style-name="T14">-</text:span><text:span text:style-name="T15">widespread slavery</text:span></text:p>
      <text:p text:style-name="P23">-central focus on <text:span text:style-name="T56">competition, religion, war, and trade.</text:span></text:p>
      <text:p text:style-name="P1"/>
      <text:p text:style-name="P26"><text:span text:style-name="T4">Huroma is shaped like an arrowhead pointing towards the south pole of the world. The arrowhead of the subcontinent has three faces: the Nos Mori coast on the southeast, the southwest facing Austera, and the north towards the equator. The northern coast sits on the 20</text:span><text:span text:style-name="T11">th</text:span><text:span text:style-name="T4"> parallel south, giving it a warm subtropical climate. In this era, the obliquity </text:span><text:span text:style-name="T6">was mild and was paired with a strong northern precession. This causes a recession in the old thick jungles of the north, replacing them with monsoon-modulated lowlands and seasonally flooded crevices (</text:span><text:span text:style-name="T2">Am</text:span><text:span text:style-name="T6">). </text:span><text:span text:style-name="T10">T</text:span><text:span text:style-name="T4">h</text:span><text:span text:style-name="T6">e floodplains which stretched inland have also dried to seasonally lush savannas (</text:span><text:span text:style-name="T2">Aw</text:span><text:span text:style-name="T6">). Beyond these savannas, </text:span><text:span text:style-name="T10">semi-arid steppes dominate</text:span><text:span text:style-name="T4"> (</text:span><text:span text:style-name="T1">Bsh</text:span><text:span text:style-name="T4">). The arrow’s point is followed by young sharp mountain ranges walling in a deep, hot central desert (</text:span><text:span text:style-name="T1">BWh</text:span><text:span text:style-name="T4">).</text:span></text:p>
      <text:p text:style-name="P3"><text:span text:style-name="T35"><text:tab/>The southeastern coast is fed by the Nos Mori. In this era, subtropical forests and mangroves cover the northern </text:span><text:span text:style-name="T32">quarter</text:span><text:span text:style-name="T35"> of this coastline, fed by the far-reaching monsoons and the </text:span><text:span text:style-name="T36">sea-borne southern winds. The southernmost half of this coastline is dry in the summers, with scraggly tough golden grass and warm coasts. Cool winter rains blow from the south and the west here (</text:span><text:span text:style-name="T37">Csa</text:span><text:span text:style-name="T36">). The southern tip of Huroma is temperate, though the seasonal fluctuations bring heavy battering storms from the west. The land here is almost entirely forested (</text:span><text:span text:style-name="T37">Cfb</text:span><text:span text:style-name="T36">). The western coast of Huroma is much like the southeast, with dry summers and august rains (</text:span><text:span text:style-name="T37">Csa</text:span><text:span text:style-name="T36">).</text:span></text:p>
      <text:p text:style-name="P1"/>
      <text:p text:style-name="P27"><text:span text:style-name="T38">Huroma sits north of Eyasol in the high pressure region of the horse latitudes. Here, much like mainland Austera, the descending equatorial and westerly winds are calm and dry. This heat is trapped throughout the year by the arrowhead-shaped mountains pointing along the southwest corner of the island, which pulls in summer monsoons from the north to precipitate on the northeast coast. </text:span><text:span text:style-name="T40">The monsoon winds blow southward between the gap of Huroma and Nomenes, reversing the ocean current that flows northward in the winter. This monsoon-driven current butts against the weak westerly-driven current coming from the southwest, cutting Nos Mori off from the Austera gyre. </text:span><text:span text:style-name="T41">The gap between Huroma and Nomenes is thin, however, and this monsoon wind is relatively weak, making the Nos Mori calmest in the summers.</text:span></text:p>
      <text:p text:style-name="P2"><text:span text:style-name="T39"><text:tab/>The significant body of water between Huroma and the equator dampens the effects of the monsoon season, though the rains are still sufficient to give life to the normally dry subcontinent.</text:span><text:span text:style-name="T38"> </text:span><text:span text:style-name="T39">In Huroma’s dry season, the winter currents flow strongly around the island, making it the eye of the Austera-Nos Mori ocean gyre.</text:span></text:p>
      <text:p text:style-name="P1"/>
      <text:p text:style-name="P24">Food <text:span text:style-name="T45">and resources</text:span>:</text:p>
      <text:p text:style-name="P25"><text:soft-page-break/><text:span text:style-name="T9">C</text:span><text:span text:style-name="T3">rabs, whales, fish on the coasts. Deer in the southern forests. Olives, grapes, </text:span><text:span text:style-name="T5">wh</text:span><text:span text:style-name="T8">e</text:span><text:span text:style-name="T5">at, </text:span><text:span text:style-name="T3">and salt in the Mediterranean climates. Sugarcane in the northern valleys. Cows and water buffalo in the savanna, floodplains, and the coasts. </text:span><text:span text:style-name="T7">Many predatory and non-predatory dinosaurs.</text:span></text:p>
      <text:p text:style-name="P7">Amber and jade in the southern forests. Cocoa in the north. Pearls from clams on the coast.</text:p>
      <text:p text:style-name="P7"/>
      <text:p text:style-name="P7">Civilization:</text:p>
      <text:p text:style-name="P9"/>
      <text:p text:style-name="P10">The <text:span text:style-name="T24">Omanusians</text:span> grew from <text:span text:style-name="T51">those Huromans and Nlashikir tribes around the earlier cities of Usna and Morwuhar in Deshgair. The climate of Deshgair had grown dry and hot, forcing the inhabitants to migrate. Many moved south with their clans and the wealth they had gained from their trade. The nobles and rulers took great caravans of wealth with them as they abandoned the cities.</text:span><text:span text:style-name="T42"> They moved south in search of cooler weather, finding it on the southern half of the </text:span><text:span text:style-name="T24">eastern</text:span><text:span text:style-name="T42"> coast—a long, Mediterranean stretch of land bounded by the mountains to the </text:span><text:span text:style-name="T24">west</text:span><text:span text:style-name="T42">. </text:span><text:span text:style-name="T43">For many centuries, the early </text:span><text:span text:style-name="T24">Omanusians</text:span><text:span text:style-name="T43"> only organized into small villages run in an </text:span><text:span text:style-name="T24">authoritarian</text:span><text:span text:style-name="T43"> manner between Dzer </text:span><text:span text:style-name="T51">and chief-kings</text:span><text:span text:style-name="T43">. </text:span><text:span text:style-name="T44">As their society settled after the collapse, these settlements grew </text:span><text:span text:style-name="T52">and expanded through fierce competition and war. By the time of the unification of the first Omanusian kingdom under Obawolabara, the position of god-king over the Dzer had been solidified. The god-king ruled as the highest member of the religious Dzer, mandating terms of religion, trade, and war.</text:span></text:p>
      <text:p text:style-name="P10"/>
      <text:p text:style-name="P12">The Omanusians were war-like and powerful, wholly embracing the Nlashikir meritocratic hierarchy. The god-king of the Omanusian cities were displaced upon their death or if a challenger were to best them in a trial. <text:span text:style-name="T53">This intense meritocratic system led many Omanusian cities to instate heavy laws in which various political factions grew and festered. These factions would sponsor challengers to the throne and often cause political scandals. </text:span><text:span text:style-name="T54">The stability of Omanusian city rule was thus shaky, though strong rulers may often hold the throne for centuries.</text:span></text:p>
      <text:p text:style-name="P11"/>
      <text:p text:style-name="P13">The Omanusians are a jack-of-all-trades culture. They have heavy interaction with Nlashikir traders from the west, which brings wealth and goods from distant Marmanush into the Nos Mori circuit. As the sole holder of this market, the Omanusian traders were wealthy and respected, forming their own social class. <text:span text:style-name="T55">The war-like and brash nature of Omanusians led them to raise renown soldiers and maritime warriors. Their ship-building prowess solidified them as a power in the seas. The Omanusians would export many of the same goods that came from Marmanush, though they would also sell wines, oils, and olives. Their soldiers, after gaining significant renown throughout the sea, were often sought as successful mercenaries. Omanusia’s main imports were lumber from the north-eastern and southern lands.</text:span></text:p>
      <text:p text:style-name="P14"/>
      <text:p text:style-name="P15">The Omanusian people were prideful, though highly stratified. They were a culture that valued gaining power and wealth by any means, which led to the growth of political cults and an underground culture of divine magical mischief. Their laws were strict, and their regional games were famed as deadly and exciting events.</text:p>
      <text:p text:style-name="P16"/>
      <text:p text:style-name="P17"><text:span text:style-name="T46">The </text:span><text:span text:style-name="T21">Omanusian</text:span><text:span text:style-name="T46"> religion is polytheistic </text:span><text:span text:style-name="T49">and diverse</text:span><text:span text:style-name="T46">, after its predecessor of Ancient Huroman, </text:span><text:span text:style-name="T47">and has </text:span><text:span text:style-name="T49">no </text:span><text:span text:style-name="T22">individual</text:span><text:span text:style-name="T49"> focus</text:span><text:span text:style-name="T47">. </text:span><text:span text:style-name="T49">Hundreds of often-animal-headed Omanusian deities are worshiped by Dzer cult groups throughout the cities and countryside, with domains ranging from social etiquette to competition to trade to war.</text:span><text:span text:style-name="T47"> </text:span><text:span text:style-name="T48">The social life of a</text:span><text:span text:style-name="T49">n Omanusian</text:span><text:span text:style-name="T48"> citizen is tied heavily into their religious beliefs, and socialite deities form a major part of their pantheon.</text:span><text:span text:style-name="T47"> </text:span><text:soft-page-break/><text:span text:style-name="T19">Astronomy was also important to the Huromans. Their </text:span><text:span text:style-name="T20">priests</text:span><text:span text:style-name="T19"> interpreted the stars and moon in their divinations and oracles.</text:span></text:p>
      <text:p text:style-name="P19"/>
      <text:p text:style-name="P5"><text:span text:style-name="T28">From its beginnings, Huroman religion was distributed. As towns grew, there were various levels of unified desire: all people wished for a bountiful harvest, for fat animals, or for health and fertility. Some within a town, though, might wish for specific things: honor for their child, status for their family, vengeance against a rival, peace between two groups—or even war between two groups. </text:span><text:span text:style-name="T27">As towns grew, the spiritual architecture evolved </text:span><text:span text:style-name="T28">around these levels of desire</text:span><text:span text:style-name="T27">: </text:span><text:span text:style-name="T28">at the topmost level, </text:span><text:span text:style-name="T27">shamans came together in the egalitarian spirit of early Huromans and formed oligarchical theocratic groups: the Dzer. The Dzer would act as the medium between the spirits of the city and the people, </text:span><text:span text:style-name="T28">communicating the common desires of the entire city. The Dzer worked rituals around the weather, the a</text:span><text:span text:style-name="T33">s</text:span><text:span text:style-name="T28">tronomical cycles, and health and prosperity.</text:span><text:span text:style-name="T31"> </text:span><text:span text:style-name="T28">The Dzer often lived within a central temple and were supported by all the people of the city. Beneath the Dzer were a number of small religious officials who were not centralized to the largest temple</text:span><text:span text:style-name="T27">. </text:span><text:span text:style-name="T28">These religious officials would carry out the rituals and rites worrying the day-to-day lives of groups. </text:span><text:span text:style-name="T29">The wealthy and respected of a city might seek out a specific one of these officials—called a Praji Dzer—while the warriors, br</text:span><text:span text:style-name="T30">i</text:span><text:span text:style-name="T29">ckmakers, metal-shapers, farmers, or pastors might seek others. Beneath the Praji Dzer were the Sa Dzer, who carried out the rituals within a family—thus, each family had a Sa Dzer, often the family matron.</text:span></text:p>
      <text:p text:style-name="P20"/>
      <text:p text:style-name="P6"><text:span text:style-name="T29">T</text:span><text:span text:style-name="T26">here are many religious holidays and festivals, and the religion is practically universal.</text:span></text:p>
      <text:p text:style-name="P20"/>
      <text:p text:style-name="P4"><text:span text:style-name="T34">Omanusian</text:span><text:span text:style-name="T26"> myths included:</text:span></text:p>
      <text:p text:style-name="P21">-A creation story involving the death of a creator god, the destruction of the world in fire, and the journey of the first peoples from the afterlife to the mortal world.</text:p>
      <text:p text:style-name="P21">-A story of a great flood over all the la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16:30:00</meta:creation-date>
    <meta:initial-creator>Roth, Nolan</meta:initial-creator>
    <dc:language>en-US</dc:language>
    <dc:date>2021-05-31T09:46:36.037935088</dc:date>
    <meta:editing-cycles>130</meta:editing-cycles>
    <meta:editing-duration>P2DT22H56M22S</meta:editing-duration>
    <meta:generator>LibreOffice/7.0.4.2$Linux_X86_64 LibreOffice_project/00$Build-2</meta:generator>
    <meta:document-statistic meta:table-count="0" meta:image-count="0" meta:object-count="0" meta:page-count="3" meta:paragraph-count="26" meta:word-count="1363" meta:character-count="8585" meta:non-whitespace-character-count="72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